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598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co1" style:family="table-column">
      <style:table-column-properties style:column-width="8.478cm" style:use-optimal-column-width="false"/>
    </style:style>
    <style:style style:name="co2" style:family="table-column">
      <style:table-column-properties style:column-width="8.483cm" style:use-optimal-column-width="false"/>
    </style:style>
    <style:style style:name="co3" style:family="table-column">
      <style:table-column-properties style:column-width="5.205cm" style:use-optimal-column-width="false"/>
    </style:style>
    <style:style style:name="co4" style:family="table-column">
      <style:table-column-properties style:column-width="10.649cm" style:use-optimal-column-width="false"/>
    </style:style>
    <style:style style:name="co5" style:family="table-column">
      <style:table-column-properties style:column-width="10.646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12cm" style:use-optimal-row-height="false"/>
    </style:style>
    <style:style style:name="ro3" style:family="table-row">
      <style:table-row-properties style:row-height="1.623cm" style:use-optimal-row-height="false"/>
    </style:style>
    <style:style style:name="ro4" style:family="table-row">
      <style:table-row-properties style:row-height="2.026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ce3" style:family="table-cell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ce4" style:family="table-cell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ce5" style:family="table-cell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ce6" style:family="table-cell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ce7" style:family="table-cell">
      <style:text-properties style:text-line-through-style="solid" style:text-line-through-type="single" fo:font-size="14pt" style:font-size-asian="14pt" style:font-size-complex="14pt"/>
    </style:style>
    <style:style style:name="ce8" style:family="table-cell">
      <style:paragraph-properties fo:margin-left="0cm" fo:margin-right="0cm" fo:margin-top="0cm" fo:margin-bottom="0cm" fo:line-height="100%" fo:text-indent="0cm"/>
      <style:text-properties style:text-line-through-style="solid" style:text-line-through-type="single" fo:font-size="14pt" style:font-size-asian="14pt" style:font-size-complex="14pt"/>
    </style:style>
    <style:style style:name="ce9" style:family="table-cell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ce10" style:family="table-cell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ce11" style:family="table-cell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ce12" style:family="table-cell">
      <style:text-properties fo:font-size="12pt" style:font-size-asian="12pt" style:font-size-complex="12pt"/>
    </style:style>
    <style:style style:name="ce13" style:family="table-cell">
      <style:paragraph-properties fo:margin-top="0.42cm" fo:margin-bottom="0.35cm"/>
      <style:text-properties fo:font-size="12pt" style:font-size-asian="12pt" style:font-size-complex="12pt"/>
    </style:style>
    <style:style style:name="ce14" style:family="table-cell">
      <style:paragraph-properties fo:margin-left="0cm" fo:margin-right="0cm" fo:margin-top="0.42cm" fo:margin-bottom="0.35cm" fo:line-height="100%" fo:text-indent="0cm"/>
      <style:text-properties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top="0.5cm" fo:margin-bottom="0cm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4" style:family="paragraph">
      <style:text-properties style:text-line-through-style="solid" style:text-line-through-type="single"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indent="0cm"/>
      <style:text-properties style:text-line-through-style="solid" style:text-line-through-type="single" fo:font-size="14pt" style:font-size-asian="14pt" style:font-size-complex="14pt"/>
    </style:style>
    <style:style style:name="P16" style:family="paragraph">
      <loext:graphic-properties draw:fill="none" draw:fill-color="#ffffff"/>
      <style:text-properties fo:font-weight="bold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style:paragraph-properties fo:margin-top="0.42cm" fo:margin-bottom="0.35cm"/>
      <style:text-properties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.42cm" fo:margin-bottom="0.35cm" fo:line-height="100%" fo:text-indent="0cm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fo:background-color="transparent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line-through-style="none" style:text-line-through-type="none" fo:font-weight="bold" style:font-weight-asian="bold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text-line-through-style="solid" style:text-line-through-type="single" fo:font-weight="normal" style:font-weight-asian="normal" style:font-weight-complex="normal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PingFang SC" style:font-style-asian="normal" style:font-weight-asian="normal" style:font-name-complex="Arial Unicode M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style:text-line-through-style="solid" style:text-line-through-type="single" fo:font-weight="bold" style:font-weight-asian="bold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text-line-through-style="none" style:text-line-through-type="none" fo:font-weight="normal" style:font-weight-asian="normal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PingFang SC" style:font-style-asian="normal" style:font-weight-asian="normal" style:font-name-complex="Arial Unicode M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font-name="Liberation Sans" style:letter-kerning="true" style:font-name-asian="Microsoft YaHei" style:font-name-complex="Arial"/>
    </style:style>
    <style:style style:name="T20" style:family="text">
      <style:text-properties fo:font-variant="normal" fo:text-transform="none" style:use-window-font-color="true" loext:opacity="0%" style:text-outline="false" style:text-line-through-style="solid" style:text-line-through-type="single" style:font-name="Liberation Sans" fo:font-style="normal" fo:text-shadow="none" style:text-underline-style="none" fo:font-weight="normal" style:letter-kerning="true" style:font-name-asian="PingFang SC" style:font-style-asian="normal" style:font-weight-asian="normal" style:font-name-complex="Arial Unicode M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font-name="Liberation Sans" fo:font-size="18pt" style:letter-kerning="true" style:font-name-asian="Microsoft YaHei" style:font-size-asian="18pt" style:font-name-complex="Arial" style:font-size-complex="18pt"/>
    </style:style>
    <style:style style:name="T22" style:family="text">
      <style:text-properties style:use-window-font-color="true" loext:opacity="0%" style:font-name="Liberation Sans" fo:font-size="12pt" style:letter-kerning="true" style:font-name-asian="Microsoft YaHei" style:font-size-asian="12pt" style:font-name-complex="Arial" style:font-size-complex="12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a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duce the chance of following a null-point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* 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" text:id="id1">Pointer to a piece of data</text:p>
              </text:list-item>
              <text:list-item>
                <text:p xml:id="id2" text:id="id2">Pointer to a collection of data, *(p+4)</text:p>
              </text:list-item>
              <text:list-item>
                <text:p xml:id="id3" text:id="id3">No data is available, <text:line-break/>int *p = 0;<text:line-break/>p == <text:s/>nullptr;</text:p>
              </text:list-item>
              <text:list-item>
                <text:p xml:id="id4" text:id="id4">Pointer to a resource that must be released</text:p>
              </text:list-item>
              <text:list-item>
                <text:p xml:id="id5" text:id="id5">Pointer to a resource that must <text:span text:style-name="T1">not</text:span> be releas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spi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2"><text:a xlink:href="http://www.faqs.org/faqs/computer-lang/java/programmers/faq/" xlink:type="simple">Java Programmers FAQ</text:a></text:span><text:span text:style-name="T2"><text:s text:c="2"/>post by Marc Pawlowsky (~1993)</text:span><text:span text:style-name="T2"><text:line-break/></text:span><text:span text:style-name="T2"> <text:s/>Does Java have the equivalent of "const" arguments in C and C++?</text:span></text:p>
              </text:list-item>
              <text:list-item>
                <text:p text:style-name="P2"><text:span text:style-name="T2"><text:a xlink:href="https://old.cpponsea.uk/2020/sessions/correct-by-construction-apis-that-are-easy-to-use-and-hard-to-misuse.html" xlink:type="simple">Correct by Construction: APIs That Are Easy to Use and Hard to Misuse : C++ On Sea</text:a></text:span><text:span text:style-name="T2"><text:s/></text:span></text:p>
              </text:list-item>
              <text:list-item>
                <text:p text:style-name="P2"><text:span text:style-name="T3"><text:a xlink:href="https://github.com/microsoft/GSL/blob/main/include/gsl/pointers#L86" xlink:type="simple">gsl::not_null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echniqu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ep by step refactoring of legacy code to catch the possible use of null pointer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Pointer to a piece of data</text:p>
              </text:list-item>
              <text:list-item>
                <text:p text:style-name="P3">Pointer to a collection of data, *(p+4)</text:p>
              </text:list-item>
              <text:list-item>
                <text:p text:style-name="P3">0 as nullptr</text:p>
              </text:list-item>
              <text:list-item>
                <text:p text:style-name="P3">No data is available</text:p>
              </text:list-item>
              <text:list-item>
                <text:p text:style-name="P3">Pointer to a resource that must be released</text:p>
              </text:list-item>
              <text:list-item>
                <text:p text:style-name="P3">Pointer to a resource that must <text:span text:style-name="T1">not</text:span> be release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Pointer to a piece of data</text:p>
              </text:list-item>
              <text:list-item>
                <text:p text:style-name="P3">Pointer to a collection of data, *(p+4)</text:p>
              </text:list-item>
              <text:list-item>
                <text:p text:style-name="P3">0 as nullptr</text:p>
              </text:list-item>
              <text:list-item>
                <text:p text:style-name="P3">No data is available</text:p>
              </text:list-item>
              <text:list-item>
                <text:p text:style-name="P3">Pointer to a resource that must be released</text:p>
              </text:list-item>
              <text:list-item>
                <text:p text:style-name="P3">Pointer to a resource that must <text:span text:style-name="T1">not</text:span> be released</text:p>
              </text:list-item>
              <text:list-item>
                <text:p text:style-name="P3"><text:span text:style-name="T1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ool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5"/>
              </text:list-header>
              <text:list-item>
                <text:p text:style-name="P6"><text:a xlink:href="https://github.com/microsoft/GSL" xlink:type="simple">GSL</text:a><text:s/>: Guidelines Support Library</text:p>
              </text:list-item>
              <text:list-item>
                <text:p><text:a xlink:href="https://clang.llvm.org/extra/clang-tidy/" xlink:type="simple">clang-tidy</text:a></text:p>
              </text:list-item>
            </text:list>
            <text:list text:style-name="L3">
              <text:list-item>
                <text:list>
                  <text:list-item>
                    <text:p>Other static analyz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5"/>
              </text:list-header>
              <text:list-item>
                <text:p text:style-name="P6">namespace mp = marcpawl::pointer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ake a look at:</text:p>
          </draw:text-box>
        </draw:frame>
        <draw:frame presentation:style-name="pr4" draw:layer="layout" svg:width="25.199cm" svg:height="9.134cm" svg:x="1.301cm" svg:y="3.685cm" presentation:class="outlin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><text:span text:style-name="T4"><text:s/></text:span><text:span text:style-name="T4"><text:a xlink:href="https://www.youtube.com/watch?v=UfLH7dORav8" xlink:type="simple">2020 LLVM Developers’ Meeting: “Using Clang-tidy for Customized Checkers and Large Scale Source...”</text:a></text:span></text:p>
                        <text:list>
                          <text:list-item>
                            <text:p><text:span text:style-name="T4">Fix one clang-tidy rule at a time across a whole project</text:span><text:span text:style-name="T4"><text:line-break/></text:span><text:span text:style-name="T4"><text:line-break/></text:span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1: nullptr</text:p>
          </draw:text-box>
        </draw:frame>
        <draw:frame presentation:style-name="pr4" draw:layer="layout" svg:width="25.199cm" svg:height="3.315cm" svg:x="1.4cm" svg:y="3.685cm" presentation:class="outline" presentation:user-transformed="true">
          <draw:text-box>
            <text:list text:style-name="L2">
              <text:list-item>
                <text:p>Replace 0 with nullptr</text:p>
              </text:list-item>
            </text:list>
            <text:list text:style-name="L3">
              <text:list-item>
                <text:list>
                  <text:list-item>
                    <text:p text:style-name="P7"><text:a xlink:href="https://clang.llvm.org/extra/clang-tidy/checks/modernize/use-nullptr.html" xlink:type="simple">clang-tidy - modernize-use-nullptr</text:a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6.5cm" svg:height="2cm" svg:x="6.5cm" svg:y="7.5cm">
          <draw:text-box>
            <text:p>int* p = 0;<text:line-break/>int* p = nullptr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Pointer to a piece of data</text:p>
              </text:list-item>
              <text:list-item>
                <text:p text:style-name="P3">Pointer to a collection of data, *(p+4)</text:p>
              </text:list-item>
              <text:list-item>
                <text:p text:style-name="P3"><text:span text:style-name="T5">0 as nullpt</text:span>r</text:p>
              </text:list-item>
              <text:list-item>
                <text:p text:style-name="P3">No data is available</text:p>
              </text:list-item>
              <text:list-item>
                <text:p text:style-name="P3">Pointer to a resource that must be released</text:p>
              </text:list-item>
              <text:list-item>
                <text:p text:style-name="P3">Pointer to a resource that must <text:span text:style-name="T1">not</text:span> be released</text:p>
              </text:list-item>
              <text:list-item>
                <text:p text:style-name="P3"><text:span text:style-name="T6">What is the binary representation of 0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2 : Describe data availability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may not availa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7">Comments as a type</text:span><text:span text:style-name="T7"><text:line-break/></text:span><text:span text:style-name="T7"><text:line-break/></text:span><text:span text:style-name="T7">// sometimes a flag for saying go fetch the data</text:span><text:span text:style-name="T7"><text:line-break/></text:span><text:span text:style-name="T7">void foo(int* ptr) {</text:span><text:span text:style-name="T7"><text:line-break/></text:span><text:span text:style-name="T7"> <text:s/>if (nullptr == ptr) {</text:span><text:span text:style-name="T7"><text:line-break/></text:span><text:span text:style-name="T7"> <text:s text:c="2"/>ptr = new int(4);</text:span><text:span text:style-name="T7"><text:line-break/></text:span><text:span text:style-name="T7"> <text:s/>}</text:span><text:span text:style-name="T7"><text:line-break/></text:span><text:span text:style-name="T7">}</text:span><text:span text:style-name="T7"><text:line-break/></text:span><text:span text:style-name="T7"><text:line-break/></text:span>// sometimes a flag for no-op <text:line-break/>void fee(int* ptr) {<text:line-break/> <text:s/>if (nullptr == ptr) { <text:line-break/> <text:s text:c="4"/>return;<text:line-break/> <text:s/>}<text:line-break/>}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must be availa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6" text:id="id6">Comment as type<text:line-break/><text:line-break/>// @param p may not be null<text:line-break/>int square(int* p) {<text:line-break/>return (*p) * (*p);<text:line-break/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must be availa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7" text:id="id7">Soft failure<text:line-break/><text:line-break/>// @param p must not be null, ...<text:line-break/>// @return -1 if p is nullptr, else ...<text:line-break/>int square(int* p) {<text:line-break/> <text:s/>if (nullptr != p) {<text:line-break/> <text:s text:c="4"/>// Fix for BUG12345<text:line-break/> <text:s text:c="4"/>return -1; // in-band encoding <text:line-break/> <text:s/>}<text:line-break/> <text:s/>return (*p) * (*p);<text:line-break/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must be availa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8" text:id="id8">Hard failure<text:line-break/><text:line-break/>// @param p must not be null<text:line-break/>int square(int* p) {<text:line-break/> <text:s/><text:span text:style-name="T1">assert(nullptr != p);</text:span><text:line-break/> <text:s/>return (*p) * (*p);<text:line-break/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5">Pointer to a piece of data</text:span></text:p>
              </text:list-item>
              <text:list-item>
                <text:p text:style-name="P3"><text:span text:style-name="T8">Compile time enforcement of data must be available</text:span></text:p>
              </text:list-item>
              <text:list-item>
                <text:p text:style-name="P3">Pointer to a collection of data, *(p+4)</text:p>
              </text:list-item>
              <text:list-item>
                <text:p text:style-name="P3"><text:span text:style-name="T5">No data is availabl</text:span>e</text:p>
              </text:list-item>
              <text:list-item>
                <text:p text:style-name="P3">Pointer to a resource that must be released</text:p>
              </text:list-item>
              <text:list-item>
                <text:p text:style-name="P3">Pointer to a resource that must <text:span text:style-name="T1">not</text:span> be released</text:p>
              </text:list-item>
              <text:list-item>
                <text:p text:style-name="P3"><text:span text:style-name="T6">What is the binary representation of 0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3.1 : gsl::not_nul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 gsl::not_null to indicate data MUST be available<text:line-break/><text:line-break/>void hum(gsl::not_null&lt;int*&gt; p)</text:p>
              </text:list-item>
              <text:list-item>
                <text:p text:style-name="P7"><text:a xlink:href="https://clang.llvm.org/extra/clang-tidy/checks/cppcoreguidelines/owning-memory.html" xlink:type="simple">clang-tidy - cppcoreguidelines-owning-memory</text:a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3.2 : gsl::strict_not_nul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 gsl::strict_not_null</text:p>
              </text:list-item>
              <text:list-item>
                <text:p><text:span text:style-name="T9">Removes explicit constructor and automatic conversion.</text:span><text:span text:style-name="T9"><text:line-break/></text:span>void hum(gsl::strict_not_null&lt;int*&gt; p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st gsl::not_null</text:p>
          </draw:text-box>
        </draw:frame>
        <draw:frame presentation:style-name="pr4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5">No extra space</text:p>
              </text:list-item>
              <text:list-item>
                <text:p text:style-name="P5">void foo(int *p) {    auto np = gsl::strict_not_null&lt;int*&gt;(p);} <text:line-break/>we have a <text:a xlink:href="https://godbolt.org/z/49Wro57a5" xlink:type="simple">conditional</text:a>, equivalent to the assert</text:p>
              </text:list-item>
              <text:list-item>
                <text:p text:style-name="P5"><text:span text:style-name="T4">void bar(gsl::strict_not_null&lt;int*&gt; q);</text:span><text:span text:style-name="T4"><text:line-break/></text:span><text:span text:style-name="T4">void foo(gsl::strict_not_null&lt;int*&gt; p) {    bar(p);} </text:span><text:span text:style-name="T4"><text:line-break/></text:span><text:span text:style-name="T4"><text:a xlink:href="https://godbolt.org/z/48hazzrcx" xlink:type="simple">No conditional</text:a></text:span><text:span text:style-name="T4">, no need for assert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3.3 : mp:maybe_null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header>
                <text:p text:style-name="P9"><text:span text:style-name="T10">template&lt;</text:span><text:span text:style-name="T10"><text:line-break/></text:span><text:span text:style-name="T10"> <text:s/>class T,</text:span><text:span text:style-name="T10"><text:line-break/></text:span><text:span text:style-name="T10"> <text:s/>std::enable_if_t&lt;std::is_pointer&lt;T&gt;::value, bool&gt; = true&gt;</text:span><text:span text:style-name="T10"><text:line-break/></text:span><text:span text:style-name="T10">using maybe_null = T;</text:span><text:span text:style-name="T10"><text:line-break/></text:span><text:span text:style-name="T10"><text:line-break/></text:span><text:span text:style-name="T10">void foo(maybe_null&lt;int*&gt; ptr)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1">Compile time enforcement of data must be available</text:span></text:p>
              </text:list-item>
              <text:list-item>
                <text:p text:style-name="P3">Pointer to a collection of data, *(p+4)</text:p>
              </text:list-item>
              <text:list-item>
                <text:p text:style-name="P3">Pointer to a resource that must be released</text:p>
              </text:list-item>
              <text:list-item>
                <text:p text:style-name="P3">Pointer to a resource that must <text:span text:style-name="T1">not</text:span> be released</text:p>
              </text:list-item>
              <text:list-item>
                <text:p text:style-name="P3"><text:span text:style-name="T6">Force maybe null to be checked before use.</text:span></text:p>
              </text:list-item>
              <text:list-item>
                <text:p text:style-name="P3"><text:span text:style-name="T6">What is the binary representation of 0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4 : std::span or gsl::span</text:p>
          </draw:text-box>
        </draw:frame>
        <draw:frame presentation:style-name="pr4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10"><text:span text:style-name="T12"><text:a xlink:href="https://clang.llvm.org/extra/clang-tidy/checks/cppcoreguidelines/pro-bounds-pointer-arithmetic.html" xlink:type="simple">clang-tidy - cppcoreguidelines-pro-bounds-pointer-arithmetic</text:a></text:span></text:p>
              </text:list-item>
              <text:list-item>
                <text:p text:style-name="P10"><text:span text:style-name="T7">Switch from legacy:</text:span><text:span text:style-name="T7"><text:line-break/></text:span><text:span text:style-name="T4"> void print(Node const* nodes, size_t count) </text:span></text:p>
                <text:p>To bounds check:<text:span text:style-name="T13"><text:line-break/></text:span><text:span text:style-name="T4"> void print(std::span&lt;Node const&gt;&amp; nodes) </text:span></text:p>
              </text:list-item>
              <text:list-item>
                <text:p text:style-name="P11"><text:span text:style-name="T14"><text:a xlink:href="https://godbolt.org/z/a946a87cn" xlink:type="simple">https://godbolt.org/z/a946a87cn</text:a></text:span><text:span text:style-name="T14"><text:s/></text:span><text:span text:style-name="T14"><text:line-break/></text:span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5">#ifndef LEGACY<text:line-break/>void print(std::span&lt;Node const&gt;&amp; nodes){   <text:line-break/> <text:s text:c="2"/>for (Node const&amp; node : nodes) {<text:line-break/>        print(nodes);<text:line-break/>   }<text:line-break/> }<text:line-break/>#endif</text:p>
                <text:p text:style-name="P5"><text:span text:style-name="T4">void print(Node const* nodes, size_t count){    </text:span><text:span text:style-name="T4"><text:line-break/></text:span><text:span text:style-name="T4">#ifdef LEGACY    </text:span><text:span text:style-name="T4"><text:line-break/></text:span><text:span text:style-name="T4"> <text:s text:c="2"/>for (size_t i = 0;i&lt;count;++i) {</text:span><text:span text:style-name="T4"><text:line-break/></text:span><text:span text:style-name="T4">        print(nodes[i]);</text:span><text:span text:style-name="T4"><text:line-break/></text:span><text:span text:style-name="T4">  <text:s/>}    </text:span><text:span text:style-name="T4"><text:line-break/></text:span><text:span text:style-name="T4">#else</text:span><text:span text:style-name="T4"><text:line-break/></text:span><text:span text:style-name="T4">    std::span&lt;Node const&gt; spanNodes(nodes,count);    </text:span><text:span text:style-name="T4"><text:line-break/></text:span><text:span text:style-name="T4"> <text:s text:c="2"/>print(spanNodes);    </text:span><text:span text:style-name="T4"><text:line-break/></text:span><text:span text:style-name="T4">#endif </text:span><text:span text:style-name="T4"><text:line-break/></text:span><text:span text:style-name="T4">}</text:span><text:span text:style-name="T4"><text:line-break/></text:span><text:span text:style-name="T4"><text:line-break/></text:span><text:span text:style-name="T4"><text:a xlink:href="https://godbolt.org/z/7cef63Pdn" xlink:type="simple">https://godbolt.org/z/7cef63Pdn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d::span&lt;T&gt;::at<text:line-break/>Bounds checking<text:line-break/>Coming in C++2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span cost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ace is larg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5">Pointer to a collection of data, *(p+4)</text:span></text:p>
              </text:list-item>
              <text:list-item>
                <text:p text:style-name="P3">Pointer to a resource that must be released</text:p>
              </text:list-item>
              <text:list-item>
                <text:p text:style-name="P3">Pointer to a resource that must <text:span text:style-name="T1">not</text:span> be released</text:p>
              </text:list-item>
              <text:list-item>
                <text:p text:style-name="P3"><text:span text:style-name="T6">Force maybe null to be checked before use.</text:span></text:p>
              </text:list-item>
              <text:list-item>
                <text:p text:style-name="P3"><text:span text:style-name="T6">What is the binary representation of 0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lete or not to delete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struct Node {<text:line-break/> <text:s/>Node* next;<text:line-break/> <text:s/>Node(Node* next_):<text:line-break/> <text:s text:c="3"/>next(next_)<text:line-break/> <text:s/>{}<text:line-break/> <text:s/>~Node() {<text:line-break/> <text:s text:c="5"/>delete next; // ?<text:line-break/> <text:s/>}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5 : Comments as a typ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struct Node {<text:line-break/> <text:s/>// next’s lifespan is distinct from this node.<text:line-break/> <text:s/>// should not be deleted.<text:line-break/> <text:s/>Node* next;<text:line-break/> <text:s/>Node(Node* next_):<text:line-break/> <text:s text:c="3"/>next(next_)<text:line-break/> <text:s/>{}<text:line-break/> <text:s/>~Node() {<text:line-break/> <text:s/>}<text:line-break/>}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5"/></text:p>
              </text:list-header>
              <text:list-item>
                <text:p text:style-name="P3"><text:span text:style-name="T5">Pointer to a resource that must be released</text:span></text:p>
              </text:list-item>
              <text:list-item>
                <text:p text:style-name="P3"><text:span text:style-name="T5">Pointer to a resource that must </text:span><text:span text:style-name="T15">not</text:span><text:span text:style-name="T5"> be released</text:span></text:p>
              </text:list-item>
              <text:list-item>
                <text:p text:style-name="P3"><text:span text:style-name="T6">Type for Pointer to a resource that must be released</text:span></text:p>
              </text:list-item>
              <text:list-item>
                <text:p text:style-name="P3"><text:span text:style-name="T6">Type for Pointer to a resource that must </text:span><text:span text:style-name="T1">not</text:span><text:span text:style-name="T6"> be released</text:span></text:p>
              </text:list-item>
              <text:list-item>
                <text:p text:style-name="P3"><text:span text:style-name="T6">Force maybe null to be checked before use.</text:span></text:p>
              </text:list-item>
              <text:list-item>
                <text:p text:style-name="P3"><text:span text:style-name="T6">What is the binary representation of 0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6 : types for ownership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ypes as com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sl::owner<text:line-break/><text:line-break/><text:a xlink:href="https://godbolt.org/z/ax45bfYxz" xlink:type="simple">https://godbolt.org/z/ax45bfYxz</text:a></text:p>
              </text:list-item>
              <text:list-item>
                <text:p><text:a xlink:href="https://github.com/microsoft/GSL/blob/main/include/gsl/pointers#L78" xlink:type="simple">gsl/pointers#L78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ypes as com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p::nonowner<text:line-break/><text:line-break/><text:a xlink:href="https://godbolt.org/z/raeTMcWvj" xlink:type="simple">https://godbolt.org/z/raeTMcWvj</text:a></text:p>
                <text:p text:style-name="P5"><text:span text:style-name="T16">template &lt;</text:span><text:span text:style-name="T16"><text:line-break/></text:span><text:span text:style-name="T16"> <text:s/>class T, </text:span><text:span text:style-name="T16"><text:line-break/></text:span><text:span text:style-name="T16"> <text:s/>std::enable_if_t&lt;std::is_pointer&lt;T&gt;::value, bool&gt; = true&gt;</text:span><text:span text:style-name="T16"><text:line-break/></text:span><text:span text:style-name="T16">using nonowner = T;</text:span><text:span text:style-name="T16"><text:line-break/></text:span><text:span text:style-name="T16"><text:line-break/></text:span><text:span text:style-name="T16">void bar(nonowner&lt;Node*&gt; t) { ...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wner guideli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 not use gsl::owner&lt;T*&gt; const&amp;, use mp::nonowner&lt;T*&gt; const&amp; instead.<text:line-break/><text:line-break/>If you are not manipulating the pointer why are you identifying it as an own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p::borrow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pile time failure for delete</text:p>
              </text:list-item>
              <text:list-item>
                <text:p>Explicit constructor</text:p>
              </text:list-item>
              <text:list-item>
                <text:p>No operator T*, use get_ptr to make it obvious where the unsafe code i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5"/></text:p>
              </text:list-header>
              <text:list-item>
                <text:p text:style-name="P3"><text:span text:style-name="T11">Type for Pointer to a resource that must be released</text:span></text:p>
              </text:list-item>
              <text:list-item>
                <text:p text:style-name="P3"><text:span text:style-name="T11">Type for Pointer to a resource that must </text:span><text:span text:style-name="T15">not</text:span><text:span text:style-name="T11"> be released</text:span></text:p>
              </text:list-item>
              <text:list-item>
                <text:p text:style-name="P3"><text:span text:style-name="T8">Non-null ownership pointer types</text:span></text:p>
              </text:list-item>
              <text:list-item>
                <text:p text:style-name="P3"><text:span text:style-name="T17">Managed memory</text:span></text:p>
              </text:list-item>
              <text:list-item>
                <text:p text:style-name="P3"><text:span text:style-name="T6">Force maybe null to be checked before use.</text:span></text:p>
              </text:list-item>
              <text:list-item>
                <text:p text:style-name="P3"><text:span text:style-name="T6">What is the binary representation of 0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7 : Managed resour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d::unique_ptr</text:p>
              </text:list-item>
              <text:list-item>
                <text:p>std::shared_ptr</text:p>
              </text:list-item>
              <text:list-item>
                <text:p>std::weak_pt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shared_pt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godbolt.org/z/vb7P3YrfW" xlink:type="simple">https://godbolt.org/z/vb7P3YrfW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weak_pt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a xlink:href="https://godbolt.org/z/M1rczeMjd" xlink:type="simple">https://godbolt.org/z/M1rczeMjd</text:a></text:p>
              </text:list-header>
              <text:list-item>
                <text:p>Use lock() to get a shared_ptr</text:p>
              </text:list-item>
              <text:list-item>
                <text:p>Check to see if not null_pt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shared_pt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9" text:id="id9">Reference counted</text:p>
              </text:list-item>
            </text:list>
            <text:list text:style-name="L1">
              <text:list-item>
                <text:list>
                  <text:list-item>
                    <text:p xml:id="id10" text:id="id10">Not garbage collected</text:p>
                  </text:list-item>
                </text:list>
              </text:list-item>
            </text:list>
            <text:list text:style-name="L2">
              <text:list-item>
                <text:p xml:id="id11" text:id="id11">Thread safe initialization</text:p>
              </text:list-item>
            </text:list>
            <text:list text:style-name="L1">
              <text:list-item>
                <text:list>
                  <text:list-item>
                    <text:p>Slow to construct</text:p>
                  </text:list-item>
                </text:list>
              </text:list-item>
            </text:list>
            <text:list text:style-name="L2">
              <text:list-item>
                <text:p>Indicates shared ownership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unique_pt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d to indicate ownership<text:line-break/><text:line-break/><text:a xlink:href="https://godbolt.org/z/Ecd1sx41P" xlink:type="simple">https://godbolt.org/z/Ecd1sx41P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5"/></text:p>
              </text:list-header>
              <text:list-item>
                <text:p text:style-name="P3"><text:span text:style-name="T17">Non-null ownership pointer types</text:span></text:p>
              </text:list-item>
              <text:list-item>
                <text:p text:style-name="P3"><text:span text:style-name="T11">Managed memory</text:span></text:p>
              </text:list-item>
              <text:list-item>
                <text:p text:style-name="P3"><text:span text:style-name="T8">Non-null managed memory</text:span></text:p>
              </text:list-item>
              <text:list-item>
                <text:p text:style-name="P3"><text:span text:style-name="T6">Force maybe null to be checked before use.</text:span></text:p>
              </text:list-item>
              <text:list-item>
                <text:p text:style-name="P3"><text:span text:style-name="T6">What is the binary representation of 0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8 Non-null pointe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rossproduct of<text:line-break/>gsl::owner, mp::nonowner, mp::borrower, std::unique_ptr, std::shared_ptr<text:line-break/><text:line-break/>AND<text:line-break/><text:line-break/>gsl::not_null, gsl::strict_not_null, or mp::maybe_null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3" draw:layer="layout" svg:width="25.438cm" svg:height="6.554cm" svg:x="1.214cm" svg:y="4.09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2">gsl::not_null&lt;<text:line-break/> <text:s/>gsl::owner&lt;int*&gt;&gt;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13"><text:span text:style-name="T18">gsl::strict_not_null&lt;</text:span><text:span text:style-name="T18"><text:line-break/></text:span><text:span text:style-name="T18"> <text:s/></text:span>gsl::owner&lt;int*&gt;&gt;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9">mp::maybe_null&lt;</text:span><text:span text:style-name="T19"><text:line-break/></text:span><text:span text:style-name="T19"> <text:s/></text:span>gsl::owner&lt;int*&gt;&gt;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12">gsl::not_null&lt;<text:line-break/> <text:s/>mp::nonowner&lt;int*&gt;&gt;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13"><text:span text:style-name="T18">gsl::strict_not_null&lt;</text:span><text:span text:style-name="T18"><text:line-break/></text:span><text:span text:style-name="T18"> <text:s/></text:span>mp::nonowner&lt;int*&gt;&gt;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13"><text:span text:style-name="T18">mp::maybe_null&lt;</text:span><text:span text:style-name="T18"><text:line-break/></text:span><text:span text:style-name="T18"> <text:s/></text:span>mp::nonowner&lt;int*&gt;&gt;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12">gsl::not_null&lt;<text:line-break/> <text:s/>mp::borrower&lt;int*&gt;&gt;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3"><text:span text:style-name="T18">gsl::strict_not_null&lt;</text:span><text:span text:style-name="T18"><text:line-break/></text:span><text:span text:style-name="T18"> <text:s/></text:span>mp::borrower&lt;int*&gt;&gt;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3"><text:span text:style-name="T18">mp::maybe_null&lt;</text:span><text:span text:style-name="T18"><text:line-break/></text:span><text:span text:style-name="T18"> <text:s/></text:span>mp::borrower&lt;int*&gt;&gt;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continue-numbering="true" text:style-name="L1">
                  <text:list-header>
                    <text:p text:style-name="P14"><text:span text:style-name="T5">gsl::not_null&lt;</text:span><text:span text:style-name="T5"><text:line-break/></text:span><text:span text:style-name="T5"> <text:s/>std::unique_ptr&lt;int&gt;&gt;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5"><text:span text:style-name="T20">gsl::strict_not_null&lt;</text:span><text:span text:style-name="T20"><text:line-break/></text:span><text:span text:style-name="T20"> <text:s/></text:span><text:span text:style-name="T5">std::unique_ptr&lt;int&gt;&gt;</text:span></text:p>
                  </text:list-header>
                </text:list>
              </table:table-cell>
              <table:table-cell table:style-name="ce9">
                <text:list text:continue-numbering="true" text:style-name="L1">
                  <text:list-header>
                    <text:p text:style-name="P13"><text:span text:style-name="T18">mp::maybe_null&lt;</text:span><text:span text:style-name="T18"><text:line-break/></text:span><text:span text:style-name="T18"> <text:s/></text:span>std::unique_ptr&lt;int&gt;&gt;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12">gsl::not_null&lt;<text:line-break/> <text:s/>std::shared_ptr&lt;int&gt;&gt;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13"><text:span text:style-name="T18">gsl::strict_not_null&lt;</text:span><text:span text:style-name="T18"><text:line-break/></text:span><text:span text:style-name="T18"> <text:s/></text:span>std::shared_ptr&lt;int&gt;&gt;</text:p>
                  </text:list-header>
                </text:list>
              </table:table-cell>
              <table:table-cell table:style-name="ce11">
                <text:list text:continue-numbering="true" text:style-name="L1">
                  <text:list-header>
                    <text:p text:style-name="P13"><text:span text:style-name="T18">mp::maybe_null&lt;</text:span><text:span text:style-name="T18"><text:line-break/></text:span><text:span text:style-name="T18"> <text:s/></text:span>std::shared_ptr&lt;int&gt;&gt;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6" draw:layer="layout" svg:width="17.611cm" svg:height="3.848cm" svg:x="2.444cm" svg:y="11.291cm">
          <draw:text-box>
            <text:p>Not all combinations will work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orrower and managed point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n use mp::borrower as parameter for function parameters instead of using template for managed pointers.</text:p>
              </text:list-item>
              <text:list-item>
                <text:p>gsl::not_null&lt;mp::borrower&lt;int*&gt;&gt; can be replaced with int&amp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5"/></text:p>
              </text:list-header>
              <text:list-item>
                <text:p text:style-name="P3"><text:span text:style-name="T11">Non-null ownership pointer types</text:span></text:p>
              </text:list-item>
              <text:list-item>
                <text:p text:style-name="P3"><text:span text:style-name="T11">Non-null managed memory</text:span></text:p>
              </text:list-item>
              <text:list-item>
                <text:p text:style-name="P3"><text:span text:style-name="T17">Force check of maybe null</text:span></text:p>
              </text:list-item>
              <text:list-item>
                <text:p text:style-name="P3"><text:span text:style-name="T6">What is the binary representation of 0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9 : std::varian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Std::variant cost<text:line-break/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1"/></text:p>
              </text:list-header>
              <text:list-item>
                <text:p text:style-name="P3"><text:span text:style-name="T11">Force check of maybe null</text:span></text:p>
              </text:list-item>
              <text:list-item>
                <text:p text:style-name="P3"><text:span text:style-name="T6">What is the binary representation of 0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ullptr binary representation</text:p>
          </draw:text-box>
        </draw:frame>
        <draw:frame presentation:style-name="pr4" draw:layer="layout" svg:width="25.199cm" svg:height="9.134cm" svg:x="1.4cm" svg:y="3.366cm" presentation:class="outline" presentation:user-transformed="true">
          <draw:text-box>
            <text:list text:style-name="L2">
              <text:list-item>
                <text:p>conv.ptr</text:p>
              </text:list-item>
              <text:list-item>
                <text:p>basic.compound</text:p>
              </text:list-item>
              <text:list-item>
                <text:p>On most platforms, a null pointer is represented by a binary value of all zeros (e.g., 0x00000000 on a 32-bit system). However, this is not guaranteed by the standard. Some platforms might use a different representation for null pointer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1"/></text:p>
              </text:list-header>
              <text:list-item>
                <text:p text:style-name="P3"><text:span text:style-name="T11">What is the binary representation of 0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mmary</text:p>
          </draw:text-box>
        </draw:frame>
        <draw:frame draw:style-name="gr3" draw:layer="layout" svg:width="26.499cm" svg:height="5.78cm" svg:x="1cm" svg:y="3.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bg-none">
              <table:table-cell/>
              <table:table-cell>
                <text:p>Can be null</text:p>
              </table:table-cell>
              <table:table-cell>
                <text:p>Cannot be null</text:p>
              </table:table-cell>
            </table:table-row>
            <table:table-row table:style-name="ro2" table:default-cell-style-name="ce12">
              <table:table-cell table:style-name="bg-none">
                <text:p><text:span text:style-name="T21">Array</text:span></text:p>
              </table:table-cell>
              <table:table-cell>
                <text:p><text:span text:style-name="T22">std::optional&lt;std::span&lt;int&gt;&gt;</text:span><text:span text:style-name="T22"><text:line-break/></text:span><text:span text:style-name="T23">std::optional&lt;gsl::span&lt;int&gt;&gt;</text:span></text:p>
              </table:table-cell>
              <table:table-cell>
                <text:p text:style-name="P17">std:span</text:p>
                <text:p text:style-name="P17">gsl::span</text:p>
              </table:table-cell>
            </table:table-row>
            <table:table-row table:style-name="ro3">
              <table:table-cell table:style-name="bg-none">
                <text:p>Must delete</text:p>
              </table:table-cell>
              <table:table-cell table:style-name="ce12">
                <text:p text:style-name="P17"><text:span text:style-name="T24">mp::maybe_null&lt;std::shared_ptr&lt;int&gt;&gt;</text:span><text:span text:style-name="T24"><text:line-break/></text:span><text:span text:style-name="T22">mp::maybe_null&lt;</text:span><text:span text:style-name="T23">gsl::owner&lt;int *&gt;&gt;</text:span></text:p>
              </table:table-cell>
              <table:table-cell table:style-name="ce13">
                <text:p text:style-name="P18"><text:span text:style-name="T19">gsl::not_null&lt;std::shared_ptr&lt;int&gt;&gt;</text:span><text:line-break/>gsl::not_null&lt;gsl::owner&lt;int *&gt;&gt;</text:p>
              </table:table-cell>
            </table:table-row>
            <table:table-row table:style-name="ro4">
              <table:table-cell table:style-name="bg-none">
                <text:p>Cannot delete</text:p>
              </table:table-cell>
              <table:table-cell table:style-name="ce12">
                <text:p text:style-name="P17"><text:span text:style-name="T25">std::optional&lt; gsl::not_null&lt;mp::borrower&lt;int*&gt;&gt; &gt; </text:span></text:p>
                <text:p text:style-name="P19"><text:span text:style-name="T25">std::optional&lt;gsl::not_null&lt;std::shared_ptr&lt;int&gt;&gt;&gt;</text:span></text:p>
                <text:p text:style-name="P19"><text:span text:style-name="T25">std::optional&lt; gsl::not_null&lt;mp::nonowner&lt;int*&gt;&gt; &gt; </text:span><text:span text:style-name="T25"><text:line-break/></text:span><text:span text:style-name="T25"/></text:p>
              </table:table-cell>
              <table:table-cell table:style-name="ce14">
                <text:p text:style-name="P20"><text:span text:style-name="T24">int&amp;</text:span><text:span text:style-name="T24"><text:line-break/></text:span><text:span text:style-name="T25">gsl::not_null&lt;mp::borrower&lt;int*&gt;&gt; </text:span><text:span text:style-name="T24"><text:s text:c="2"/></text:span><text:span text:style-name="T24"><text:line-break/></text:span><text:span text:style-name="T24">gsl::not_null&lt;</text:span><text:span text:style-name="T25">std::shared_ptr&lt;int&gt; const&amp; </text:span><text:span text:style-name="T25"><text:line-break/></text:span><text:span text:style-name="T25">gsl::not_null&lt;mp::nonowner&lt;int*&gt;&gt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09T07:53:10.058565779</meta:creation-date>
    <dc:date>2025-02-16T22:57:11.328105500</dc:date>
    <meta:editing-duration>P6DT6H42M42S</meta:editing-duration>
    <meta:editing-cycles>9</meta:editing-cycles>
    <meta:generator>LibreOffice/25.2.0.3$Windows_X86_64 LibreOffice_project/e1cf4a87eb02d755bce1a01209907ea5ddc8f069</meta:generator>
    <meta:document-statistic meta:object-count="235"/>
  </office:meta>
</office:document-meta>
</file>